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77d9a"/>
    </style:style>
    <style:style style:name="T4" style:family="text">
      <style:text-properties officeooo:rsid="000bb668"/>
    </style:style>
    <style:style style:name="T5" style:family="text">
      <style:text-properties officeooo:rsid="000cc5d7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officeooo:rsid="000d6b90"/>
    </style:style>
    <style:style style:name="T8" style:family="text">
      <style:text-properties officeooo:rsid="000e3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Standard"><text:tab/><text:span text:style-name="T8">System incrementacji wymaga poprawek</text:span></text:p>
      <text:p text:style-name="Standard"><text:tab/><text:span text:style-name="T8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Standard"><text:tab/>Dodać informacje na temat obsługi menu w odpowiednich paskach</text:p>
      <text:p text:style-name="P2"><text:tab/>Itemy przywracające powiny mieć w statytystykach że leczą</text:p>
      <text:p text:style-name="P1"><text:tab/><text:span text:style-name="T4">Wprowadzić nowe paski categori – te są paskude</text:span></text:p>
      <text:p text:style-name="P1"><text:tab/><text:span text:style-name="T4">Miejsce kluczy – nie są komponentami</text:span></text:p>
      <text:p text:style-name="P2"><text:tab/><text:span text:style-name="T5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/>
      <text:p text:style-name="Standard"><text:s text:c="4"/>Enemy:</text:p>
      <text:p text:style-name="Standard"><text:tab/>Wymyśleć poprawki w dropieniu itemów z przeciwników</text:p>
      <text:p text:style-name="Standard"/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7">W handlu dodać okno do porównywania statystyk przemiotów</text:span></text:p>
      <text:p text:style-name="Standard"/>
      <text:p text:style-name="Standard">BUGFIX :</text:p>
      <text:p text:style-name="Standard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!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/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1T00:06:48.465000000</dc:date>
    <meta:editing-duration>PT8H58M36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0" meta:word-count="250" meta:character-count="1858" meta:non-whitespace-character-count="1569"/>
  </office:meta>
</office:document-meta>
</file>